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ntium Book Plus" svg:font-family="'Gentium Book Plus'" style:font-pitch="variable"/>
    <style:font-face style:name="Gentium Plus" svg:font-family="'Gentium Plu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1" style:family="table-cell" style:parent-style-name="Default">
      <style:table-cell-properties fo:background-color="#dedce6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ext-properties style:use-window-font-color="true" style:font-name="Gentium Book Plus" fo:font-size="12pt" style:font-size-asian="12pt" style:font-size-complex="12pt"/>
    </style:style>
    <style:style style:name="ce43" style:family="table-cell" style:parent-style-name="Default">
      <style:table-cell-properties fo:background-color="#fff5ce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transparent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transparent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fff5ce"/>
      <style:text-properties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48" style:family="table-cell" style:parent-style-name="Default">
      <style:text-properties style:font-name="Gentium Book Plus" fo:font-size="12pt" style:font-size-asian="12pt" style:font-size-complex="12pt"/>
    </style:style>
    <style:style style:name="ce49" style:family="table-cell" style:parent-style-name="Default">
      <style:table-cell-properties fo:background-color="#dedce6"/>
      <style:text-properties style:font-name="Gentium Book Plus" fo:font-size="12pt" style:font-size-asian="12pt" style:font-size-complex="12pt"/>
    </style:style>
    <style:style style:name="ce50" style:family="table-cell" style:parent-style-name="Default">
      <style:table-cell-properties fo:background-color="#fff5ce"/>
      <style:text-properties fo:color="#ff0000" style:font-name="Gentium Book Plus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Book Plus" style:font-size-complex="12pt" style:font-weight-complex="bold"/>
    </style:style>
    <style:style style:name="ce53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Book Plus" style:font-size-complex="12pt" style:font-weight-complex="bold"/>
    </style:style>
    <style:style style:name="ce54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55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56" style:family="table-cell" style:parent-style-name="Default" style:data-style-name="N11">
      <style:table-cell-properties fo:background-color="#fff5ce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fff5ce"/>
      <style:text-properties style:font-name="Gentium Book Plus" fo:font-size="12pt" style:font-size-asian="12pt" style:font-size-complex="12pt"/>
    </style:style>
    <style:style style:name="ce58" style:family="table-cell" style:parent-style-name="Default">
      <style:table-cell-properties fo:background-color="transparent"/>
      <style:text-properties style:use-window-font-color="true" style:font-name="Gentium Book Plus" fo:font-size="12pt" style:font-size-asian="12pt" style:font-size-complex="12pt"/>
    </style:style>
    <style:style style:name="ce59" style:family="table-cell" style:parent-style-name="Default">
      <style:table-cell-properties fo:background-color="#fff5ce"/>
      <style:text-properties style:use-window-font-color="true" style:font-name="Gentium Book Plus" fo:font-size="12pt" style:font-size-asian="12pt" style:font-size-complex="12pt"/>
    </style:style>
    <style:style style:name="ce60" style:family="table-cell" style:parent-style-name="Default">
      <style:table-cell-properties fo:background-color="transparent"/>
      <style:text-properties style:font-name="Gentium Book Plus" fo:font-size="12pt" style:font-size-asian="12pt" style:font-size-complex="12pt"/>
    </style:style>
    <style:style style:name="T1" style:family="text">
      <style:text-properties fo:font-size="12pt" style:letter-kerning="true" style:font-name-complex="Gentium Plus" style:font-size-asian="12pt" style:font-size-complex="12pt"/>
    </style:style>
    <style:style style:name="T2" style:family="text">
      <style:text-properties style:use-window-font-color="true"/>
    </style:style>
    <style:style style:name="T3" style:family="text">
      <style:text-properties fo:color="#ff0000"/>
    </style:style>
    <style:style style:name="T4" style:family="text">
      <style:text-properties style:text-position="33% 58%"/>
    </style:style>
    <style:style style:name="T5" style:family="text">
      <style:text-properties fo:color="#ff0000" fo:font-size="12pt" style:letter-kerning="true" style:font-name-complex="Gentium Book Plus" style:font-size-asian="12pt" style:font-size-complex="12pt" style:font-weight-asian="bold" style:font-weight-complex="bold"/>
    </style:style>
    <style:style style:name="T6" style:family="text">
      <style:text-properties fo:font-size="12pt" style:letter-kerning="true" style:font-name-complex="Gentium Book Plus" style:font-size-asian="12pt" style:font-size-complex="12pt" style:font-weight-asian="bold" style:font-weight-complex="bold"/>
    </style:style>
    <style:style style:name="T7" style:family="text">
      <style:text-properties fo:font-size="12pt" style:letter-kerning="true" style:font-name-complex="Gentium Book Plus" style:font-size-asian="12pt" style:font-size-complex="12pt" style:font-weight-asian="bold" style:font-weight-complex="bold" fo:color="#ff0000"/>
    </style:style>
    <style:style style:name="T8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 style:text-position="super 58%" fo:language="en" fo:country="AU" style:language-asian="zh" style:country-asian="CN" style:language-complex="hi" style:country-complex="IN"/>
    </style:style>
    <style:style style:name="T9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/>
    </style:style>
    <style:style style:name="T10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 fo:language="en" fo:country="AU" style:language-asian="zh" style:country-asian="CN" style:language-complex="hi" style:country-complex="IN"/>
    </style:style>
    <style:style style:name="T11" style:family="text">
      <style:text-properties fo:font-size="12pt" style:letter-kerning="true" style:font-name-complex="Gentium Book Plus" style:font-size-asian="12pt" style:font-size-complex="12pt" style:font-weight-asian="bold" style:font-weight-complex="bold" fo:language="en" fo:country="AU" style:language-asian="zh" style:country-asian="CN" style:language-complex="hi" style:country-complex="IN" fo:color="#ff0000"/>
    </style:style>
    <style:style style:name="T12" style:family="text">
      <style:text-properties fo:font-size="12pt" style:letter-kerning="true" style:font-name-complex="Gentium Book Plus" style:font-size-asian="12pt" style:font-size-complex="12pt" style:font-weight-asian="bold" style:font-weight-complex="bold" fo:language="en" fo:country="AU" style:language-asian="zh" style:country-asian="CN" style:language-complex="hi" style:country-complex="IN" style:use-window-font-color="true"/>
    </style:style>
    <style:style style:name="T13" style:family="text">
      <style:text-properties fo:color="#ff0000" fo:font-size="12pt" fo:font-weight="bold" style:letter-kerning="true" style:font-name-complex="Gentium Plus" style:font-size-asian="12pt" style:font-size-complex="12pt" style:font-weight-asian="bold" style:font-weight-complex="bold"/>
    </style:style>
    <style:style style:name="T14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/>
    </style:style>
    <style:style style:name="T15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 fo:color="#ff0000"/>
    </style:style>
    <style:style style:name="T16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 style:text-position="33% 58%"/>
    </style:style>
    <style:style style:name="T17" style:family="text">
      <style:text-properties fo:color="#ff0000"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/>
    </style:style>
    <style:style style:name="T18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/>
    </style:style>
    <style:style style:name="T19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 fo:color="#ff0000"/>
    </style:style>
    <style:style style:name="T20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 style:text-position="33% 58%"/>
    </style:style>
    <style:style style:name="T21" style:family="text">
      <style:text-properties fo:color="#ff0000" style:text-position="33% 58%"/>
    </style:style>
    <style:style style:name="T22" style:family="text">
      <style:text-properties fo:color="#ff0000"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25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use-window-font-color="true" style:text-position="super 58%"/>
    </style:style>
    <style:style style:name="T26" style:family="text">
      <style:text-properties fo:color="#ff0000" style:font-name="Gentium Book Plu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Gentium Book Plu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48"/>
        <table:table-column table:style-name="co2" table:number-columns-repeated="1020" table:default-cell-style-name="Default"/>
        <table:table-row table:style-name="ro1">
          <table:table-cell table:style-name="ce41" office:value-type="string" calcext:value-type="string">
            <text:p>coprosize v1.0.0 Copyright © 2022 Piotr Bajdek</text:p>
          </table:table-cell>
          <table:table-cell table:style-name="ce49" table:number-columns-repeated="3"/>
          <table:table-cell table:style-name="ce48" table:number-columns-repeated="1020"/>
        </table:table-row>
        <table:table-row table:style-name="ro1">
          <table:table-cell table:style-name="ce41" office:value-type="string" calcext:value-type="string">
            <text:p>Supplement 1. Regression models</text:p>
          </table:table-cell>
          <table:table-cell table:style-name="ce49" table:number-columns-repeated="3"/>
          <table:table-cell table:style-name="ce48" table:number-columns-repeated="1020"/>
        </table:table-row>
        <table:table-row table:style-name="ro1">
          <table:table-cell table:style-name="ce41" office:value-type="string" calcext:value-type="string">
            <text:p>Bajdek, P., 2022. coprosize (version 1.0.0). [computer software] <text:a xlink:href="https://github.com/piotrbajdek/coprosize" xlink:type="simple">https://github.com/piotrbajdek/coprosize</text:a></text:p>
          </table:table-cell>
          <table:table-cell table:style-name="ce49" table:number-columns-repeated="3"/>
          <table:table-cell table:style-name="ce48" table:number-columns-repeated="1020"/>
        </table:table-row>
        <table:table-row table:style-name="ro1">
          <table:table-cell table:style-name="ce42" table:number-columns-repeated="4"/>
          <table:table-cell table:style-name="ce48" table:number-columns-repeated="1020"/>
        </table:table-row>
        <table:table-row table:style-name="ro1">
          <table:table-cell table:style-name="ce43" office:value-type="string" calcext:value-type="string">
            <text:p>Symbols:</text:p>
          </table:table-cell>
          <table:table-cell table:style-name="ce50" office:value-type="string" calcext:value-type="string">
            <text:p>y<text:span text:style-name="T2"> = producer’s body mass (kg)</text:span></text:p>
          </table:table-cell>
          <table:table-cell table:style-name="ce43" office:value-type="string" calcext:value-type="string">
            <text:p><text:span text:style-name="T26">x</text:span><text:span text:style-name="T27"> = scat diameter (mm)</text:span></text:p>
          </table:table-cell>
          <table:table-cell table:style-name="ce57"/>
          <table:table-cell table:style-name="ce48" table:number-columns-repeated="1020"/>
        </table:table-row>
        <table:table-row table:style-name="ro1">
          <table:table-cell table:style-name="ce44" table:number-columns-repeated="3"/>
          <table:table-cell table:style-name="ce58"/>
          <table:table-cell table:style-name="ce48" table:number-columns-repeated="1020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carnivorous --amniota</text:p>
          </table:table-cell>
          <table:table-cell table:style-name="ce45" office:value-type="string" calcext:value-type="string">
            <text:p>Based on carnivorous synapsids and sauropsids</text:p>
          </table:table-cell>
          <table:table-cell table:style-name="ce59"/>
          <table:table-cell table:style-name="ce48" table:number-columns-repeated="1020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30393430<text:span text:style-name="T3">x</text:span><text:span text:style-name="T4">2.4839053017</text:span></text:p>
          </table:table-cell>
          <table:table-cell table:style-name="ce45"/>
          <table:table-cell table:style-name="ce59"/>
          <table:table-cell table:style-name="ce48" table:number-columns-repeated="1020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2.240119395078" calcext:value-type="percentage">
            <text:p>224.01%</text:p>
          </table:table-cell>
          <table:table-cell table:style-name="ce45"/>
          <table:table-cell table:style-name="ce59"/>
          <table:table-cell table:style-name="ce48" table:number-columns-repeated="1020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48" table:number-columns-repeated="1020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5" office:value-type="string" calcext:value-type="string">
            <text:p>--carnivorous --amphibia</text:p>
          </table:table-cell>
          <table:table-cell table:style-name="ce45" office:value-type="string" calcext:value-type="string">
            <text:p>Based on carnivorous batrachians</text:p>
          </table:table-cell>
          <table:table-cell table:style-name="ce57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Formula:</text:p>
          </table:table-cell>
          <table:table-cell table:style-name="ce52" office:value-type="string" calcext:value-type="string">
            <text:p><text:span text:style-name="T5">y</text:span><text:span text:style-name="T6"> = 0.0004064349</text:span><text:span text:style-name="T7">x</text:span><text:span text:style-name="T8">3</text:span><text:span text:style-name="T9"> </text:span><text:span text:style-name="T6">– 0.0041616775</text:span><text:span text:style-name="T7">x</text:span><text:span text:style-name="T8">2</text:span><text:span text:style-name="T10"> + 0.0147514015</text:span><text:span text:style-name="T11">x</text:span><text:span text:style-name="T12"> – 0.0122201640</text:span></text:p>
          </table:table-cell>
          <table:table-cell table:style-name="ce45"/>
          <table:table-cell table:style-name="ce57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Standard error:</text:p>
          </table:table-cell>
          <table:table-cell table:style-name="ce53" office:value-type="percentage" office:value="0.054327268867" calcext:value-type="percentage">
            <text:p>5.43%</text:p>
          </table:table-cell>
          <table:table-cell table:style-name="ce45"/>
          <table:table-cell table:style-name="ce57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Type:</text:p>
          </table:table-cell>
          <table:table-cell table:style-name="ce45" office:value-type="string" calcext:value-type="string">
            <text:p>Cubic regression</text:p>
          </table:table-cell>
          <table:table-cell table:style-name="ce45"/>
          <table:table-cell table:style-name="ce57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5" office:value-type="string" calcext:value-type="string">
            <text:p>--carnivorous --archosauria</text:p>
          </table:table-cell>
          <table:table-cell table:style-name="ce45" office:value-type="string" calcext:value-type="string">
            <text:p>Based on carnivorous birds and crocodilian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Formula:</text:p>
          </table:table-cell>
          <table:table-cell table:style-name="ce54" office:value-type="string" calcext:value-type="string">
            <text:p><text:span text:style-name="T13">y</text:span><text:span text:style-name="T14"> = 0.0056582325</text:span><text:span text:style-name="T15">x</text:span><text:span text:style-name="T16">2.3933363596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Standard error:</text:p>
          </table:table-cell>
          <table:table-cell table:style-name="ce55" office:value-type="percentage" office:value="1.021988205869" calcext:value-type="percentage">
            <text:p>102.20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6"/>
          <table:table-cell table:style-name="ce44" table:number-columns-repeated="2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5" office:value-type="string" calcext:value-type="string">
            <text:p>--carnivorous --felidae</text:p>
          </table:table-cell>
          <table:table-cell table:style-name="ce45" office:value-type="string" calcext:value-type="string">
            <text:p>Based on carnivorous fel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01836115<text:span text:style-name="T3">x</text:span><text:span text:style-name="T4">3.7646426827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Standard error:</text:p>
          </table:table-cell>
          <table:table-cell table:style-name="ce51" office:value-type="percentage" office:value="0.547529688168" calcext:value-type="percentage">
            <text:p>54.7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6"/>
          <table:table-cell table:style-name="ce44" table:number-columns-repeated="2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5" office:value-type="string" calcext:value-type="string">
            <text:p>--carnivorous --mammalia</text:p>
          </table:table-cell>
          <table:table-cell table:style-name="ce45" office:value-type="string" calcext:value-type="string">
            <text:p>Based on carnivorous placentals and monotreme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29493394<text:span text:style-name="T3">x</text:span><text:span text:style-name="T4">2.6010376216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Standard error:</text:p>
          </table:table-cell>
          <table:table-cell table:style-name="ce51" office:value-type="percentage" office:value="1.348647927802" calcext:value-type="percentage">
            <text:p>134.86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3" office:value-type="string" calcext:value-type="string">
            <text:p>--carnivorous --squamata</text:p>
          </table:table-cell>
          <table:table-cell table:style-name="ce43" office:value-type="string" calcext:value-type="string">
            <text:p>Based on carnivorous squamates</text:p>
          </table:table-cell>
          <table:table-cell table:style-name="ce57"/>
          <table:table-cell table:style-name="ce48" table:number-columns-repeated="1020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54" office:value-type="string" calcext:value-type="string">
            <text:p><text:span text:style-name="T17">y</text:span><text:span text:style-name="T18"> = 0.0004822862</text:span><text:span text:style-name="T19">x</text:span><text:span text:style-name="T20">2.3414629141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5" office:value-type="percentage" office:value="0.652918788024" calcext:value-type="percentage">
            <text:p>65.29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carnivorous --tetrapoda</text:p>
          </table:table-cell>
          <table:table-cell table:style-name="ce45" office:value-type="string" calcext:value-type="string">
            <text:p>Based on carnivorous amphibians and amniote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17879339<text:span text:style-name="T3">x</text:span><text:span text:style-name="T4">2.6157600696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2.486506841868" calcext:value-type="percentage">
            <text:p>248.6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afrotheria</text:p>
          </table:table-cell>
          <table:table-cell table:style-name="ce45" office:value-type="string" calcext:value-type="string">
            <text:p>Based on herbivorous afrotherian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24866807<text:span text:style-name="T3">x</text:span><text:span text:style-name="T4">2.7889164772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1.651794549778" calcext:value-type="percentage">
            <text:p>165.18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amniota</text:p>
          </table:table-cell>
          <table:table-cell table:style-name="ce45" office:value-type="string" calcext:value-type="string">
            <text:p>Based on herbivorous synapsids and saurops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733160890<text:span text:style-name="T3">x</text:span><text:span text:style-name="T4">2.2123196655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2.944017410835" calcext:value-type="percentage">
            <text:p>294.40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artiodactyla</text:p>
          </table:table-cell>
          <table:table-cell table:style-name="ce45" office:value-type="string" calcext:value-type="string">
            <text:p>Based on herbivorous artiodacty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4817803510<text:span text:style-name="T3">x</text:span><text:span text:style-name="T4">2.3109191553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578512154097" calcext:value-type="percentage">
            <text:p>57.8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aves</text:p>
          </table:table-cell>
          <table:table-cell table:style-name="ce45" office:value-type="string" calcext:value-type="string">
            <text:p>Based on herbivorous bir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78389131<text:span text:style-name="T3">x</text:span><text:span text:style-name="T4">2.8100206869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108849044196" calcext:value-type="percentage">
            <text:p>10.88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bovidae</text:p>
          </table:table-cell>
          <table:table-cell table:style-name="ce45" office:value-type="string" calcext:value-type="string">
            <text:p>Based on herbivorous bov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6525042837<text:span text:style-name="T3">x</text:span><text:span text:style-name="T4">2.1885588774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610488431022" calcext:value-type="percentage">
            <text:p>61.0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cervidae</text:p>
          </table:table-cell>
          <table:table-cell table:style-name="ce45" office:value-type="string" calcext:value-type="string">
            <text:p>Based on herbivorous cerv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209279246<text:span text:style-name="T3">x</text:span><text:span text:style-name="T4">3.4595227094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130915307654" calcext:value-type="percentage">
            <text:p>13.09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lagomorpha</text:p>
          </table:table-cell>
          <table:table-cell table:style-name="ce45" office:value-type="string" calcext:value-type="string">
            <text:p>Based on herbivorous lagomorph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83097861<text:span text:style-name="T3">x</text:span><text:span text:style-name="T4">2.3225288441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284406438575" calcext:value-type="percentage">
            <text:p>28.44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mammalia</text:p>
          </table:table-cell>
          <table:table-cell table:style-name="ce45" office:value-type="string" calcext:value-type="string">
            <text:p>Based on herbivorous placentals and marsupia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859205551<text:span text:style-name="T3">x</text:span><text:span text:style-name="T4">2.1815554929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3.347749647953" calcext:value-type="percentage">
            <text:p>334.77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marsupialia</text:p>
          </table:table-cell>
          <table:table-cell table:style-name="ce45" office:value-type="string" calcext:value-type="string">
            <text:p>Based on herbivorous marsupia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224440978<text:span text:style-name="T3">x</text:span><text:span text:style-name="T4">2.2193247015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506312472632" calcext:value-type="percentage">
            <text:p>50.63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placentalia</text:p>
          </table:table-cell>
          <table:table-cell table:style-name="ce45" office:value-type="string" calcext:value-type="string">
            <text:p>Based on herbivorous placenta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879148644<text:span text:style-name="T3">x</text:span><text:span text:style-name="T4">2.2424443852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3.980990257143" calcext:value-type="percentage">
            <text:p>398.10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reptilia</text:p>
          </table:table-cell>
          <table:table-cell table:style-name="ce45" office:value-type="string" calcext:value-type="string">
            <text:p>Based on herbivorous birds and turtle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76217107<text:span text:style-name="T3">x</text:span><text:span text:style-name="T4">2.8272692414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098517207268" calcext:value-type="percentage">
            <text:p>9.8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rodentia</text:p>
          </table:table-cell>
          <table:table-cell table:style-name="ce45" office:value-type="string" calcext:value-type="string">
            <text:p>Based on herbivorous rodent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196247359<text:span text:style-name="T3">x</text:span><text:span text:style-name="T4">2.2974489103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594372736188" calcext:value-type="percentage">
            <text:p>59.44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omnivorous --amniota</text:p>
          </table:table-cell>
          <table:table-cell table:style-name="ce45" office:value-type="string" calcext:value-type="string">
            <text:p>Based on omnivorous synapsids and saurops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128321404<text:span text:style-name="T3">x</text:span><text:span text:style-name="T4">2.2146716042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1.103894625763" calcext:value-type="percentage">
            <text:p>110.39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omnivorous --artiodactyla</text:p>
          </table:table-cell>
          <table:table-cell table:style-name="ce45" office:value-type="string" calcext:value-type="string">
            <text:p>Based on omnivorous artiodacty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1.2390608405<text:span text:style-name="T3">x</text:span><text:span text:style-name="T4">1.0887395414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270835323403" calcext:value-type="percentage">
            <text:p>27.08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omnivorous --aves</text:p>
          </table:table-cell>
          <table:table-cell table:style-name="ce45" office:value-type="string" calcext:value-type="string">
            <text:p>Based on omnivorous bir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14342026<text:span text:style-name="T3">x</text:span><text:span text:style-name="T4">3.0157553176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813862985309" calcext:value-type="percentage">
            <text:p>81.39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omnivorous --mammalia</text:p>
          </table:table-cell>
          <table:table-cell table:style-name="ce45" office:value-type="string" calcext:value-type="string">
            <text:p>Based on omnivorous placentals and marsupia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223667325<text:span text:style-name="T3">x</text:span><text:span text:style-name="T4">2.0562969771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875115719364" calcext:value-type="percentage">
            <text:p>87.51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omnivorous --rodentia</text:p>
          </table:table-cell>
          <table:table-cell table:style-name="ce45" office:value-type="string" calcext:value-type="string">
            <text:p>Based on omnivorous rodent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331020696<text:span text:style-name="T3">x</text:span><text:span text:style-name="T4">1.6780088221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617250057148" calcext:value-type="percentage">
            <text:p>61.73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canidae</text:p>
          </table:table-cell>
          <table:table-cell table:style-name="ce45" office:value-type="string" calcext:value-type="string">
            <text:p>Based on carnivorous and omnivorous can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205937247<text:span text:style-name="T3">x</text:span><text:span text:style-name="T4">2.0396557894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616362838803" calcext:value-type="percentage">
            <text:p>61.64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carnivora</text:p>
          </table:table-cell>
          <table:table-cell table:style-name="ce45" office:value-type="string" calcext:value-type="string">
            <text:p>Based on carnivorous and omnivorous carnivoran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15578285<text:span text:style-name="T3">x</text:span><text:span text:style-name="T4">2.8590076963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1.250493812919" calcext:value-type="percentage">
            <text:p>125.0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cricetidae</text:p>
          </table:table-cell>
          <table:table-cell table:style-name="ce45" office:value-type="string" calcext:value-type="string">
            <text:p><text:span text:style-name="T27">Based on herbivorous and omnivorous cricetid</text:span><text:span text:style-name="T28">s</text:span>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180745732 * 1.8766049284<text:span text:style-name="T21">x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53956280026" calcext:value-type="percentage">
            <text:p>53.96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Exponential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herpestidae</text:p>
          </table:table-cell>
          <table:table-cell table:style-name="ce45" office:value-type="string" calcext:value-type="string">
            <text:p>Based on carnivorous and omnivorous herpest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3503054969 * 1.0767216732<text:span text:style-name="T21">x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734005280256" calcext:value-type="percentage">
            <text:p>73.40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Exponential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marsupialia</text:p>
          </table:table-cell>
          <table:table-cell table:style-name="ce45" office:value-type="string" calcext:value-type="string">
            <text:p>Based on herbivorous and omnivorous marsupia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231733783<text:span text:style-name="T3">x</text:span><text:span text:style-name="T4">2.1922202080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466325787357" calcext:value-type="percentage">
            <text:p>46.63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mustelidae</text:p>
          </table:table-cell>
          <table:table-cell table:style-name="ce45" office:value-type="string" calcext:value-type="string">
            <text:p>Based on carnivorous and omnivorous mustel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38273352<text:span text:style-name="T3">x</text:span><text:span text:style-name="T4">2.5225036146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526001703189" calcext:value-type="percentage">
            <text:p>52.60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sciuridae</text:p>
          </table:table-cell>
          <table:table-cell table:style-name="ce45" office:value-type="string" calcext:value-type="string">
            <text:p>Based on herbivorous and omnivorous sciur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384600726 * 1.7069919381<text:span text:style-name="T21">x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134094523358" calcext:value-type="percentage">
            <text:p>13.41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Exponential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3" office:value-type="string" calcext:value-type="string">
            <text:p>--unspecified --testudines</text:p>
          </table:table-cell>
          <table:table-cell table:style-name="ce43" office:value-type="string" calcext:value-type="string">
            <text:p>Based on carnivorous, omnivorous and herbivorous turtles</text:p>
          </table:table-cell>
          <table:table-cell table:style-name="ce57"/>
          <table:table-cell table:style-name="ce48" table:number-columns-repeated="1020"/>
        </table:table-row>
        <table:table-row table:style-name="ro1">
          <table:table-cell table:style-name="ce47" office:value-type="string" calcext:value-type="string">
            <text:p><text:span text:style-name="T1">Formula:</text:span></text:p>
          </table:table-cell>
          <table:table-cell table:style-name="ce47" office:value-type="string" calcext:value-type="string">
            <text:p><text:span text:style-name="T22">y</text:span><text:span text:style-name="T23"> = 0.0251303814</text:span><text:span text:style-name="T24">x</text:span><text:span text:style-name="T25">2.1345692041</text:span></text:p>
          </table:table-cell>
          <table:table-cell table:style-name="ce57" table:number-columns-repeated="2"/>
          <table:table-cell table:style-name="ce48" table:number-columns-repeated="1020"/>
        </table:table-row>
        <table:table-row table:style-name="ro1">
          <table:table-cell table:style-name="ce43" office:value-type="string" calcext:value-type="string">
            <text:p>Standard error:</text:p>
          </table:table-cell>
          <table:table-cell table:style-name="ce56" table:formula="of:=162.3247501938%" office:value-type="percentage" office:value="1.623247501938" calcext:value-type="percentage">
            <text:p>162.32%</text:p>
          </table:table-cell>
          <table:table-cell table:style-name="ce57" table:number-columns-repeated="2"/>
          <table:table-cell table:style-name="ce48" table:number-columns-repeated="1020"/>
        </table:table-row>
        <table:table-row table:style-name="ro1">
          <table:table-cell table:style-name="ce43" office:value-type="string" calcext:value-type="string">
            <text:p>Type:</text:p>
          </table:table-cell>
          <table:table-cell table:style-name="ce43" office:value-type="string" calcext:value-type="string">
            <text:p>Power regression</text:p>
          </table:table-cell>
          <table:table-cell table:style-name="ce43"/>
          <table:table-cell table:style-name="ce57"/>
          <table:table-cell table:style-name="ce48" table:number-columns-repeated="1020"/>
        </table:table-row>
        <table:table-row table:style-name="ro2">
          <table:table-cell table:style-name="ce42" table:number-columns-repeated="4"/>
          <table:table-cell table:number-columns-repeated="1020"/>
        </table:table-row>
        <table:table-row table:style-name="ro2" table:number-rows-repeated="10484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ntium Book Plus" svg:font-family="'Gentium Book Plus'" style:font-pitch="variable"/>
    <style:font-face style:name="Gentium Plus" svg:font-family="'Gentium Plu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otr Bajdek</meta:initial-creator>
    <meta:creation-date>2022-05-23T06:08:43.365283556</meta:creation-date>
    <dc:date>2022-07-01T18:33:30.099566763</dc:date>
    <dc:creator>Piotr Bajdek</dc:creator>
    <meta:editing-duration>PT9H14M23S</meta:editing-duration>
    <meta:editing-cycles>81</meta:editing-cycles>
    <meta:generator>LibreOffice/7.3.4.2$Linux_X86_64 LibreOffice_project/728fec16bd5f605073805c3c9e7c4212a0120dc5</meta:generator>
    <meta:document-statistic meta:table-count="1" meta:cell-count="294" meta:object-count="0"/>
  </office:meta>
</office:document-meta>
</file>